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agraph-properties fo:text-align="center"/>
    </style:style>
    <style:style style:name="gr1" style:family="graphic">
      <style:graphic-properties draw:fill="solid" draw:fill-color="#cfe7f5"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textarea-horizontal-align="justify" draw:textarea-vertical-align="middle" draw:auto-grow-height="false" fo:min-height="0in" fo:min-width="0in"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fill="solid" draw:fill-color="#e6e6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solid" svg:stroke-width="0in" svg:stroke-color="#ff0000" draw:marker-start-width="0.139in" draw:marker-end-width="0.139in" draw:fill="solid" draw:fill-color="#e6e6ff" fo:min-height="0.2291in" fo:padding-top="0in" fo:padding-bottom="0in" fo:padding-left="0in" fo:padding-right="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solid" svg:stroke-width="0in" svg:stroke-color="#666666" draw:marker-start-width="0.139in" draw:marker-end-width="0.139in" draw:fill="solid" draw:fill-color="#c0c0c0" fo:min-height="0.2291in" fo:padding-top="0in" fo:padding-bottom="0in" fo:padding-left="0in" fo:padding-right="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rect text:anchor-type="paragraph" draw:z-index="1" draw:style-name="gr2" draw:text-style-name="P1" svg:width="2.1059in" svg:height="0.4087in" svg:x="1.1709in" svg:y="2.5362in"><text:p text:style-name="P1">Other Servers, Machines, </text:p><text:p text:style-name="P1">Services, Etc. hosted by site.</text:p></draw:rect><draw:rect text:anchor-type="paragraph" draw:z-index="2" draw:style-name="gr2" draw:text-style-name="P1" svg:width="3.6933in" svg:height="0.3157in" svg:x="3.5346in" svg:y="3.3252in"><text:p text:style-name="P1">M-Lab Switch</text:p></draw:rect><draw:rect text:anchor-type="paragraph" draw:z-index="3" draw:style-name="gr2" draw:text-style-name="P1" svg:width="1.1307in" svg:height="0.7012in" svg:x="3.5555in" svg:y="3.8772in"><text:p text:style-name="P1">M-Lab Server 1</text:p></draw:rect><draw:rect text:anchor-type="paragraph" draw:z-index="4" draw:style-name="gr2" draw:text-style-name="P1" svg:width="1.1307in" svg:height="0.7012in" svg:x="4.8098in" svg:y="3.8772in"><text:p text:style-name="P1">M-Lab Server 2</text:p></draw:rect><draw:rect text:anchor-type="paragraph" draw:z-index="5" draw:style-name="gr2" draw:text-style-name="P1" svg:width="1.1307in" svg:height="0.7012in" svg:x="6.0929in" svg:y="3.8772in"><text:p text:style-name="P1">M-Lab Server 3</text:p></draw:rect><draw:line text:anchor-type="paragraph" draw:z-index="6" draw:style-name="gr3" draw:text-style-name="P1" svg:x1="4.061in" svg:y1="3.6402in" svg:x2="4.061in" svg:y2="3.8768in"><text:p/></draw:line><draw:line text:anchor-type="paragraph" draw:z-index="7" draw:style-name="gr3" draw:text-style-name="P1" svg:x1="5.2425in" svg:y1="3.6402in" svg:x2="5.2425in" svg:y2="3.8768in"><text:p/></draw:line><draw:line text:anchor-type="paragraph" draw:z-index="8" draw:style-name="gr3" draw:text-style-name="P1" svg:x1="6.8173in" svg:y1="3.6402in" svg:x2="6.8173in" svg:y2="3.8768in"><text:p/></draw:line><draw:line text:anchor-type="paragraph" draw:z-index="9" draw:style-name="gr3" draw:text-style-name="P1" svg:x1="4.4547in" svg:y1="2.0654in" svg:x2="4.4547in" svg:y2="3.3252in"><text:p/></draw:line><draw:line text:anchor-type="paragraph" draw:z-index="10" draw:style-name="gr3" draw:text-style-name="P1" svg:x1="2.8799in" svg:y1="2.0654in" svg:x2="2.8799in" svg:y2="2.5362in"><text:p/></draw:line><draw:custom-shape text:anchor-type="paragraph" draw:z-index="11" draw:style-name="gr4" draw:text-style-name="P1" svg:width="2.2398in" svg:height="0.9898in" svg:x="1.8528in" svg:y="-0.1618in"><text:p/><draw:enhanced-geometry svg:viewBox="0 0 21600 21600" draw:text-areas="3000 3320 17110 17330" draw:type="cloud-callout" draw:modifiers="15573.9615623063 20236.7461430575"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draw:equation draw:name="f0" draw:formula="$0 -10800"/><draw:equation draw:name="f1" draw:formula="$1 -10800"/><draw:equation draw:name="f2" draw:formula="atan2(?f1 ,?f0 )/(pi/180)"/><draw:equation draw:name="f3" draw:formula="10800*cos(?f2 *(pi/180))"/><draw:equation draw:name="f4" draw:formula="10800*sin(?f2 *(pi/180))"/><draw:equation draw:name="f5" draw:formula="?f3 +10800"/><draw:equation draw:name="f6" draw:formula="?f4 +10800"/><draw:equation draw:name="f7" draw:formula="$0 -?f5 "/><draw:equation draw:name="f8" draw:formula="$1 -?f6 "/><draw:equation draw:name="f9" draw:formula="?f7 /3"/><draw:equation draw:name="f10" draw:formula="?f8 /3"/><draw:equation draw:name="f11" draw:formula="?f7 *2/3"/><draw:equation draw:name="f12" draw:formula="?f8 *2/3"/><draw:equation draw:name="f13" draw:formula="$0 "/><draw:equation draw:name="f14" draw:formula="$1 "/><draw:equation draw:name="f15" draw:formula="?f3 /12"/><draw:equation draw:name="f16" draw:formula="?f4 /12"/><draw:equation draw:name="f17" draw:formula="?f9 +?f5 -?f15 "/><draw:equation draw:name="f18" draw:formula="?f10 +?f6 -?f16 "/><draw:equation draw:name="f19" draw:formula="?f11 +?f5 "/><draw:equation draw:name="f20" draw:formula="?f12 +?f6 "/><draw:handle draw:handle-position="$0 $1"/></draw:enhanced-geometry></draw:custom-shape><draw:custom-shape text:anchor-type="paragraph" draw:z-index="12" draw:style-name="gr4" draw:text-style-name="P1" svg:width="2.365in" svg:height="1.0732in" svg:x="3.2555in" svg:y="-0.1618in"><text:p/><draw:enhanced-geometry svg:viewBox="0 0 21600 21600" draw:mirror-horizontal="true" draw:text-areas="3000 3320 17110 17330" draw:type="cloud-callout" draw:modifiers="8079.3893129771 11107.3738680466"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draw:equation draw:name="f0" draw:formula="$0 -10800"/><draw:equation draw:name="f1" draw:formula="$1 -10800"/><draw:equation draw:name="f2" draw:formula="atan2(?f1 ,?f0 )/(pi/180)"/><draw:equation draw:name="f3" draw:formula="10800*cos(?f2 *(pi/180))"/><draw:equation draw:name="f4" draw:formula="10800*sin(?f2 *(pi/180))"/><draw:equation draw:name="f5" draw:formula="?f3 +10800"/><draw:equation draw:name="f6" draw:formula="?f4 +10800"/><draw:equation draw:name="f7" draw:formula="$0 -?f5 "/><draw:equation draw:name="f8" draw:formula="$1 -?f6 "/><draw:equation draw:name="f9" draw:formula="?f7 /3"/><draw:equation draw:name="f10" draw:formula="?f8 /3"/><draw:equation draw:name="f11" draw:formula="?f7 *2/3"/><draw:equation draw:name="f12" draw:formula="?f8 *2/3"/><draw:equation draw:name="f13" draw:formula="$0 "/><draw:equation draw:name="f14" draw:formula="$1 "/><draw:equation draw:name="f15" draw:formula="?f3 /12"/><draw:equation draw:name="f16" draw:formula="?f4 /12"/><draw:equation draw:name="f17" draw:formula="?f9 +?f5 -?f15 "/><draw:equation draw:name="f18" draw:formula="?f10 +?f6 -?f16 "/><draw:equation draw:name="f19" draw:formula="?f11 +?f5 "/><draw:equation draw:name="f20" draw:formula="?f12 +?f6 "/><draw:handle draw:handle-position="$0 $1"/></draw:enhanced-geometry></draw:custom-shape><draw:rect text:anchor-type="paragraph" draw:z-index="13" draw:style-name="gr5" draw:text-style-name="P1" svg:width="1.8614in" svg:height="0.4067in" svg:x="2.728in" svg:y="1.6299in"><text:p text:style-name="P1">Upstream Router</text:p></draw:rect><draw:rect text:anchor-type="paragraph" draw:z-index="23" draw:style-name="gr8" draw:text-style-name="P1" svg:width="1.8933in" svg:height="0.5421in" svg:x="3.7618in" svg:y="0.9634in"><text:p text:style-name="P1">International,Local, Regional</text:p><text:p text:style-name="P1">Internet Traffic</text:p></draw:rect><draw:frame text:anchor-type="paragraph" draw:z-index="14" draw:style-name="gr6" draw:text-style-name="P1" svg:width="0.9898in" svg:height="0.576in" svg:x="4.311in" svg:y="2.5256in"><draw:text-box><text:p text:style-name="P1">1 Gbps Dedicated Link</text:p></draw:text-box></draw:frame><draw:frame text:anchor-type="paragraph" draw:z-index="15" draw:style-name="gr6" draw:text-style-name="P1" svg:width="1.9539in" svg:height="0.9594in" svg:x="5.728in" svg:y="0.8902in"><draw:text-box><text:p text:style-name="P1">The total bandwidth of all peer links between your upstream router and the Internet should be at least 1Gbps</text:p></draw:text-box></draw:frame><draw:frame text:anchor-type="paragraph" draw:z-index="16" draw:style-name="gr7" draw:text-style-name="P1" svg:width="1.1669in" svg:height="0.2295in" svg:x="6.1654in" svg:y="3.2311in"><draw:text-box><text:p text:style-name="P1">Static, Public IP</text:p></draw:text-box></draw:frame><draw:frame text:anchor-type="paragraph" draw:z-index="17" draw:style-name="gr7" draw:text-style-name="P1" svg:width="1.1669in" svg:height="0.2295in" svg:x="3.4571in" svg:y="4.4634in"><draw:text-box><text:p text:style-name="P1">Static, Public IP</text:p></draw:text-box></draw:frame><draw:frame text:anchor-type="paragraph" draw:z-index="18" draw:style-name="gr7" draw:text-style-name="P1" svg:width="1.1669in" svg:height="0.2295in" svg:x="4.8736in" svg:y="4.4945in"><draw:text-box><text:p text:style-name="P1">Static, Public IP</text:p></draw:text-box></draw:frame><draw:frame text:anchor-type="paragraph" draw:z-index="19" draw:style-name="gr7" draw:text-style-name="P1" svg:width="1.1669in" svg:height="0.2295in" svg:x="6.1862in" svg:y="4.5047in"><draw:text-box><text:p text:style-name="P1">Static, Public IP</text:p></draw:text-box></draw:frame><draw:custom-shape text:anchor-type="paragraph" draw:z-index="0" draw:style-name="gr1" svg:width="1.063in" svg:height="0.5835in" draw:transform="rotate (-1.55055050747176) translate (3.6625in 0.655555555555556in)"><text:p/><draw:enhanced-geometry svg:viewBox="0 0 21600 21600" draw:text-areas="?f5 ?f1 ?f6 ?f3" draw:mirror-horizontal="false" draw:mirror-vertical="false"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text:anchor-type="paragraph" draw:z-index="20" draw:style-name="gr1" svg:width="1.063in" svg:height="0.5835in" draw:transform="rotate (-1.55055050747176) translate (3.48541666666667in 0.655555555555556in)"><text:p/><draw:enhanced-geometry svg:viewBox="0 0 21600 21600" draw:text-areas="?f5 ?f1 ?f6 ?f3" draw:mirror-horizontal="false" draw:mirror-vertical="false"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text:anchor-type="paragraph" draw:z-index="21" draw:style-name="gr1" svg:width="1.063in" svg:height="0.5835in" draw:transform="rotate (-1.55055050747176) translate (3.26666666666667in 0.655555555555556in)"><text:p/><draw:enhanced-geometry svg:viewBox="0 0 21600 21600" draw:text-areas="?f5 ?f1 ?f6 ?f3" draw:mirror-horizontal="false" draw:mirror-vertical="false"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text:anchor-type="paragraph" draw:z-index="22" draw:style-name="gr1" svg:width="1.063in" svg:height="0.5835in" draw:transform="rotate (-1.55055050747176) translate (2.99583333333333in 0.655555555555556in)"><text:p/><draw:enhanced-geometry svg:viewBox="0 0 21600 21600" draw:text-areas="?f5 ?f1 ?f6 ?f3" draw:mirror-horizontal="false" draw:mirror-vertical="false"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3-20T14:41:56.627399286</meta:creation-date>
    <dc:date>2014-04-24T14:55:16</dc:date>
    <meta:editing-duration>P0D</meta:editing-duration>
    <meta:editing-cycles>3</meta:editing-cycles>
    <meta:generator>LibreOffice/3.5$Linux_x86 LibreOffice_project/350m1$Build-2</meta:generator>
    <dc:creator>Chris Ritzo</dc:creator>
    <meta:document-statistic meta:table-count="0" meta:image-count="0" meta:object-count="0" meta:page-count="1" meta:paragraph-count="0" meta:word-count="0" meta:character-count="0" meta:non-whitespace-character-count="0"/>
  </office:meta>
</office:document-meta>
</file>